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 Medium" svg:font-family="'DM Mono Medium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61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ext-properties style:font-name="DM Mono Medium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M Mono Medium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style:font-name="DM Mono Medium" fo:font-size="14pt" style:font-size-asian="14pt" style:font-size-complex="14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M Mono Medium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ext-properties fo:font-size="14pt" style:font-size-asian="14pt" style:font-size-complex="14pt"/>
    </style:style>
    <style:style style:name="ce18" style:family="table-cell" style:parent-style-name="Default" style:data-style-name="N61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5"/>
        <table:table-column table:style-name="co1" table:number-columns-repeated="16382" table:default-cell-style-name="ce13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i MAC numb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SK</text:p>
          </table:table-cell>
          <table:table-cell/>
          <table:table-cell office:value-type="string" calcext:value-type="string">
            <text:p>Adgang til DTUdevice statistik 14 feb 2025</text:p>
          </table:table-cell>
          <table:table-cell table:number-columns-repeated="16379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office:value-type="string" calcext:value-type="string">
            <text:p>2c:cf:67:3e:9b:38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alfred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21M00S" calcext:value-type="time">
            <text:p>14:21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2c:cf:67:3e:9c:33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oscar</text:p>
          </table:table-cell>
          <table:table-cell office:value-type="string" calcext:value-type="string">
            <text:p>not</text:p>
          </table:table-cell>
          <table:table-cell table:number-columns-repeated="16378"/>
        </table:table-row>
        <table:table-row table:style-name="ro1">
          <table:table-cell table:style-name="ce14" office:value-type="float" office:value="102" calcext:value-type="float">
            <text:p>102</text:p>
          </table:table-cell>
          <table:table-cell table:style-name="ce16" office:value-type="string" calcext:value-type="string">
            <text:p>e4:5f:01:66:86:73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coco</text:p>
          </table:table-cell>
          <table:table-cell table:number-columns-repeated="16379"/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office:value-type="string" calcext:value-type="string">
            <text:p>2c:cf:67:3e:87:b4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jack</text:p>
          </table:table-cell>
          <table:table-cell/>
          <table:table-cell table:style-name="ce18" office:value-type="time" office:time-value="PT14H40M00S" calcext:value-type="time">
            <text:p>14:40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04" calcext:value-type="float">
            <text:p>104</text:p>
          </table:table-cell>
          <table:table-cell office:value-type="string" calcext:value-type="string">
            <text:p>e4:5f:01:de:61:db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3H09M00S" calcext:value-type="time">
            <text:p>13:09:00</text:p>
          </table:table-cell>
          <table:table-cell table:style-name="ce18" office:value-type="time" office:time-value="PT13H14M00S" calcext:value-type="time">
            <text:p>13:14:00</text:p>
          </table:table-cell>
          <table:table-cell table:number-columns-repeated="16376"/>
        </table:table-row>
        <table:table-row table:style-name="ro1">
          <table:table-cell table:style-name="ce14" office:value-type="float" office:value="105" calcext:value-type="float">
            <text:p>105</text:p>
          </table:table-cell>
          <table:table-cell office:value-type="string" calcext:value-type="string">
            <text:p>dc:a6:32:f4:0d:51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Oliver</text:p>
          </table:table-cell>
          <table:table-cell office:value-type="string" calcext:value-type="string">
            <text:p>not</text:p>
          </table:table-cell>
          <table:table-cell table:number-columns-repeated="16378"/>
        </table:table-row>
        <table:table-row table:style-name="ro1">
          <table:table-cell table:style-name="ce14" office:value-type="float" office:value="106" calcext:value-type="float">
            <text:p>106</text:p>
          </table:table-cell>
          <table:table-cell office:value-type="string" calcext:value-type="string">
            <text:p>dc:a6:32:f4:0e:a4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Aksel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1H38M00S" calcext:value-type="time">
            <text:p>11:38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office:value-type="string" calcext:value-type="string">
            <text:p>2c:cf:67:3e:9b:f6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0H06M00S" calcext:value-type="time">
            <text:p>10:06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08" calcext:value-type="float">
            <text:p>108</text:p>
          </table:table-cell>
          <table:table-cell office:value-type="string" calcext:value-type="string">
            <text:p>dc:a6:32:f4:0d:6a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Kai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24M00S" calcext:value-type="time">
            <text:p>14:24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office:value-type="string" calcext:value-type="string">
            <text:p>2c:cf:67:3e:9b:2e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13M00S" calcext:value-type="time">
            <text:p>14:13:00</text:p>
          </table:table-cell>
          <table:table-cell/>
          <table:table-cell table:style-name="ce17" office:value-type="date" office:date-value="2025-01-17" calcext:value-type="date">
            <text:p>25-01-17</text:p>
          </table:table-cell>
          <table:table-cell table:style-name="ce18" office:value-type="time" office:time-value="PT11H57M00S" calcext:value-type="time">
            <text:p>11:57:00</text:p>
          </table:table-cell>
          <table:table-cell table:number-columns-repeated="16374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office:value-type="string" calcext:value-type="string">
            <text:p>2c:cf:67:3e:9c:97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Noa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54M00S" calcext:value-type="time">
            <text:p>14:54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office:value-type="string" calcext:value-type="string">
            <text:p>e4:5f:01:66:87:0f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noa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2H20M00S" calcext:value-type="time">
            <text:p>12:20:00</text:p>
          </table:table-cell>
          <table:table-cell table:style-name="ce18" office:value-type="time" office:time-value="PT13H41M00S" calcext:value-type="time">
            <text:p>13:41:00</text:p>
          </table:table-cell>
          <table:table-cell office:value-type="string" calcext:value-type="string">
            <text:p>Timeout 43200</text:p>
          </table:table-cell>
          <table:table-cell table:number-columns-repeated="16375"/>
        </table:table-row>
        <table:table-row table:style-name="ro1">
          <table:table-cell table:style-name="ce14" office:value-type="float" office:value="112" calcext:value-type="float">
            <text:p>112</text:p>
          </table:table-cell>
          <table:table-cell office:value-type="string" calcext:value-type="string">
            <text:p>e4:5f:01:de:62:20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28M00S" calcext:value-type="time">
            <text:p>14:28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office:value-type="string" calcext:value-type="string">
            <text:p>2c:cf:67:3e:99:f4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0H30M00S" calcext:value-type="time">
            <text:p>10:30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14" calcext:value-type="float">
            <text:p>114</text:p>
          </table:table-cell>
          <table:table-cell office:value-type="string" calcext:value-type="string">
            <text:p>2c:cf:67:3e:8f:63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22M00S" calcext:value-type="time">
            <text:p>14:22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office:value-type="string" calcext:value-type="string">
            <text:p>2c:cf:67:3e:9b:7d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Nat</text:p>
          </table:table-cell>
          <table:table-cell office:value-type="string" calcext:value-type="string">
            <text:p>not</text:p>
          </table:table-cell>
          <table:table-cell table:number-columns-repeated="16378"/>
        </table:table-row>
        <table:table-row table:style-name="ro1">
          <table:table-cell table:style-name="ce14" office:value-type="float" office:value="116" calcext:value-type="float">
            <text:p>116</text:p>
          </table:table-cell>
          <table:table-cell office:value-type="string" calcext:value-type="string">
            <text:p>dc:a6:32:f4:0e:b0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Birdie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0H19M00S" calcext:value-type="time">
            <text:p>10:19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office:value-type="string" calcext:value-type="string">
            <text:p>2c:cf:67:3e:9b:f9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not</text:p>
          </table:table-cell>
          <table:table-cell table:number-columns-repeated="16378"/>
        </table:table-row>
        <table:table-row table:style-name="ro1">
          <table:table-cell table:style-name="ce14" office:value-type="float" office:value="118" calcext:value-type="float">
            <text:p>118</text:p>
          </table:table-cell>
          <table:table-cell office:value-type="string" calcext:value-type="string">
            <text:p>e4:5f:01:66:86:d9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Hugo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08M00S" calcext:value-type="time">
            <text:p>14:08:00</text:p>
          </table:table-cell>
          <table:table-cell table:style-name="ce18" office:value-type="time" office:time-value="PT14H36M00S" calcext:value-type="time">
            <text:p>14:36:00</text:p>
          </table:table-cell>
          <table:table-cell table:number-columns-repeated="16376"/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office:value-type="string" calcext:value-type="string">
            <text:p>2c:cf:67:3e:9d:c7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Newton</text:p>
          </table:table-cell>
          <table:table-cell office:value-type="string" calcext:value-type="string">
            <text:p>14-feb</text:p>
          </table:table-cell>
          <table:table-cell table:style-name="ce18" office:value-type="time" office:time-value="PT14H13M00S" calcext:value-type="time">
            <text:p>14:13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office:value-type="string" calcext:value-type="string">
            <text:p>e4:5f:01:de:61:fc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Søren</text:p>
          </table:table-cell>
          <table:table-cell table:style-name="ce17" office:value-type="date" office:date-value="2025-01-13" calcext:value-type="date">
            <text:p>25-01-13</text:p>
          </table:table-cell>
          <table:table-cell table:style-name="ce18" office:value-type="time" office:time-value="PT12H47M00S" calcext:value-type="time">
            <text:p>12:47:00</text:p>
          </table:table-cell>
          <table:table-cell table:number-columns-repeated="16377"/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office:value-type="string" calcext:value-type="string">
            <text:p>2c:cf:67:3e:9d:b1</text:p>
          </table:table-cell>
          <table:table-cell office:value-type="string" calcext:value-type="string">
            <text:p>robots4ever</text:p>
          </table:table-cell>
          <table:table-cell table:number-columns-repeated="16381"/>
        </table:table-row>
        <table:table-row table:style-name="ro1">
          <table:table-cell table:style-name="ce14" office:value-type="float" office:value="122" calcext:value-type="float">
            <text:p>122</text:p>
          </table:table-cell>
          <table:table-cell office:value-type="string" calcext:value-type="string">
            <text:p>d8:3a:dd:dc:40:9b</text:p>
          </table:table-cell>
          <table:table-cell office:value-type="string" calcext:value-type="string">
            <text:p>robots4ever</text:p>
          </table:table-cell>
          <table:table-cell/>
          <table:table-cell office:value-type="string" calcext:value-type="string">
            <text:p>Bode</text:p>
          </table:table-cell>
          <table:table-cell office:value-type="string" calcext:value-type="string">
            <text:p>Greve</text:p>
          </table:table-cell>
          <table:table-cell table:number-columns-repeated="16378"/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office:value-type="string" calcext:value-type="string">
            <text:p>2c:cf:67:3e:8f:4f</text:p>
          </table:table-cell>
          <table:table-cell office:value-type="string" calcext:value-type="string">
            <text:p>robots4ever</text:p>
          </table:table-cell>
          <table:table-cell table:number-columns-repeated="2"/>
          <table:table-cell office:value-type="string" calcext:value-type="string">
            <text:p>Greve (uden robot)</text:p>
          </table:table-cell>
          <table:table-cell table:number-columns-repeated="16378"/>
        </table:table-row>
        <table:table-row table:style-name="ro1">
          <table:table-cell table:style-name="ce14" office:value-type="float" office:value="124" calcext:value-type="float">
            <text:p>124</text:p>
          </table:table-cell>
          <table:table-cell office:value-type="string" calcext:value-type="string">
            <text:p>2c:cf:67:3e:9c:67</text:p>
          </table:table-cell>
          <table:table-cell office:value-type="string" calcext:value-type="string">
            <text:p>robots4ever</text:p>
          </table:table-cell>
          <table:table-cell table:number-columns-repeated="16381"/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number-columns-repeated="16383"/>
        </table:table-row>
        <table:table-row table:style-name="ro1" table:number-rows-repeated="16">
          <table:table-cell table:number-columns-repeated="16384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 Medium" svg:font-family="'DM Mono Medium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00-00-00</text:date>, <text:time style:data-style-name="N2" text:time-value="12:26:14.384381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13:11.242042832</meta:creation-date>
    <dc:date>2025-02-21T12:29:46.615076986</dc:date>
    <meta:editing-duration>PT8H14M24S</meta:editing-duration>
    <meta:editing-cycles>24</meta:editing-cycles>
    <meta:generator>LibreOffice/24.2.7.2$Linux_X86_64 LibreOffice_project/420$Build-2</meta:generator>
    <meta:document-statistic meta:table-count="1" meta:cell-count="146" meta:object-count="0"/>
  </office:meta>
</office:document-meta>
</file>